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potential</text:p>
          </table:table-cell>
          <table:table-cell office:value-type="string">
            <text:p>weigh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desig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se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>rati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u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add</text:p>
          </table:table-cell>
          <table:table-cell office:value-type="string">
            <text:p>count_starbase_modules</text:p>
          </table:table-cell>
          <table:table-cell office:value-type="string">
            <text:p/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ew_quarters</text:p>
          </table:table-cell>
          <table:table-cell office:value-type="string">
            <text:p>fleet_academy</text:p>
          </table:table-cell>
          <table:table-cell office:value-type="string">
            <text:p>naval_logistics_office</text:p>
          </table:table-cell>
          <table:table-cell office:value-type="string">
            <text:p>titan_yards</text:p>
          </table:table-cell>
          <table:table-cell office:value-type="string">
            <text:p>colossus_yards</text:p>
          </table:table-cell>
          <table:table-cell office:value-type="string">
            <text:p>curator_think_tank</text:p>
          </table:table-cell>
          <table:table-cell office:value-type="string">
            <text:p>art_college</text:p>
          </table:table-cell>
          <table:table-cell office:value-type="string">
            <text:p>offworld_trading_company</text:p>
          </table:table-cell>
          <table:table-cell office:value-type="string">
            <text:p>nebula_refinery</text:p>
          </table:table-cell>
          <table:table-cell office:value-type="string">
            <text:p>target_uplink_computer</text:p>
          </table:table-cell>
          <table:table-cell office:value-type="string">
            <text:p>command_center</text:p>
          </table:table-cell>
          <table:table-cell office:value-type="string">
            <text:p>defense_grid</text:p>
          </table:table-cell>
          <table:table-cell office:value-type="string">
            <text:p>communications_jammer</text:p>
          </table:table-cell>
          <table:table-cell office:value-type="string">
            <text:p>disruption_field</text:p>
          </table:table-cell>
          <table:table-cell office:value-type="string">
            <text:p>warp_fluctuator</text:p>
          </table:table-cell>
          <table:table-cell office:value-type="string">
            <text:p>shipyard</text:p>
          </table:table-cell>
          <table:table-cell office:value-type="string">
            <text:p>anchorage</text:p>
          </table:table-cell>
          <table:table-cell office:value-type="string">
            <text:p>hangar_bay</text:p>
          </table:table-cell>
          <table:table-cell office:value-type="string">
            <text:p>trading_hub</text:p>
          </table:table-cell>
          <table:table-cell office:value-type="string">
            <text:p>resource_silo</text:p>
          </table:table-cell>
          <table:table-cell office:value-type="string">
            <text:p>missile_battery</text:p>
          </table:table-cell>
          <table:table-cell office:value-type="string">
            <text:p>gun_batter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add</text:p>
          </table:table-cell>
          <table:table-cell office:value-type="string">
            <text:p>owner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  <table:table-cell office:value-type="string">
            <text:p>bas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eth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b_shipyard</text:p>
          </table:table-cell>
          <table:table-cell office:value-type="string">
            <text:p>{ has_starbase_size &gt;= starbase_starport count_starbase_modules = { type = shipyard count &gt; 0 } }</text:p>
          </table:table-cell>
          <table:table-cell office:value-type="string">
            <text:p>100</text:p>
          </table:table-cell>
          <table:table-cell office:value-type="string">
            <text:p>OCC0</text:p>
          </table:table-cell>
          <table:table-cell office:value-type="string">
            <text:p>100</text:p>
          </table:table-cell>
          <table:table-cell office:value-type="string">
            <text:p>shipyard</text:p>
          </table:table-cell>
          <table:table-cell office:value-type="string">
            <text:p>&gt; 1</text:p>
          </table:table-cell>
          <table:table-cell office:value-type="string">
            <text:p>1</text:p>
          </table:table-cell>
          <table:table-cell office:value-type="string">
            <text:p>0.25</text:p>
          </table:table-cell>
          <table:table-cell office:value-type="string">
            <text:p>OCC0</text:p>
          </table:table-cell>
          <table:table-cell office:value-type="string">
            <text:p>0.10</text:p>
          </table:table-cell>
          <table:table-cell office:value-type="string">
            <text:p>ethic_militarist</text:p>
          </table:table-cell>
          <table:table-cell office:value-type="string">
            <text:p>1.00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0</text:p>
          </table:table-cell>
          <table:table-cell office:value-type="string">
            <text:p>0.50</text:p>
          </table:table-cell>
          <table:table-cell office:value-type="string">
            <text:p>0.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0</text:p>
          </table:table-cell>
          <table:table-cell office:value-type="string">
            <text:p>shipyard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05</text:p>
          </table:table-cell>
          <table:table-cell office:value-type="string">
            <text:p>ethic_fanatic_militar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00</text:p>
          </table:table-cell>
          <table:table-cell office:value-type="string">
            <text:p>shipyard</text:p>
          </table:table-cell>
          <table:table-cell office:value-type="string">
            <text:p>&g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00</text:p>
          </table:table-cell>
          <table:table-cell office:value-type="string">
            <text:p>shipyard</text:p>
          </table:table-cell>
          <table:table-cell office:value-type="string">
            <text:p>&gt;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00</text:p>
          </table:table-cell>
          <table:table-cell office:value-type="string">
            <text:p>shipyard</text:p>
          </table:table-cell>
          <table:table-cell office:value-type="string">
            <text:p>&gt; 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b_anchorage</text:p>
          </table:table-cell>
          <table:table-cell office:value-type="string">
            <text:p>{ has_starbase_size &gt;= starbase_starport count_starbase_modules = { type = anchorage count &gt; 0 } }</text:p>
          </table:table-cell>
          <table:table-cell office:value-type="string">
            <text:p>100</text:p>
          </table:table-cell>
          <table:table-cell office:value-type="string">
            <text:p>OCC0</text:p>
          </table:table-cell>
          <table:table-cell office:value-type="string">
            <text:p>100</text:p>
          </table:table-cell>
          <table:table-cell office:value-type="string">
            <text:p>anchorage</text:p>
          </table:table-cell>
          <table:table-cell office:value-type="string">
            <text:p>&gt; 1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OCC0</text:p>
          </table:table-cell>
          <table:table-cell office:value-type="string">
            <text:p>0.05</text:p>
          </table:table-cell>
          <table:table-cell office:value-type="string">
            <text:p>ethic_militarist</text:p>
          </table:table-cell>
          <table:table-cell office:value-type="string">
            <text:p>1.00</text:p>
          </table:table-cell>
          <table:table-cell office:value-type="string">
            <text:p>0.05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3</text:p>
          </table:table-cell>
          <table:table-cell office:value-type="string">
            <text:p>0.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0</text:p>
          </table:table-cell>
          <table:table-cell office:value-type="string">
            <text:p>0.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0</text:p>
          </table:table-cell>
          <table:table-cell office:value-type="string">
            <text:p>anchorage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02</text:p>
          </table:table-cell>
          <table:table-cell office:value-type="string">
            <text:p>ethic_fanatic_militar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00</text:p>
          </table:table-cell>
          <table:table-cell office:value-type="string">
            <text:p>anchorage</text:p>
          </table:table-cell>
          <table:table-cell office:value-type="string">
            <text:p>&g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00</text:p>
          </table:table-cell>
          <table:table-cell office:value-type="string">
            <text:p>anchorage</text:p>
          </table:table-cell>
          <table:table-cell office:value-type="string">
            <text:p>&gt;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00</text:p>
          </table:table-cell>
          <table:table-cell office:value-type="string">
            <text:p>anchorage</text:p>
          </table:table-cell>
          <table:table-cell office:value-type="string">
            <text:p>&gt; 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b_trading_hub</text:p>
          </table:table-cell>
          <table:table-cell office:value-type="string">
            <text:p>{ has_starbase_size &gt;= starbase_starport count_starbase_modules = { type = trading_hub count &gt; 0 } owner = { NOT = { has_ethic = ethic_gestalt_consciousness } } }</text:p>
          </table:table-cell>
          <table:table-cell office:value-type="string">
            <text:p>100</text:p>
          </table:table-cell>
          <table:table-cell office:value-type="string">
            <text:p>OCC0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1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OCC0</text:p>
          </table:table-cell>
          <table:table-cell office:value-type="string">
            <text:p>0.10</text:p>
          </table:table-cell>
          <table:table-cell office:value-type="string">
            <text:p>ethic_material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3</text:p>
          </table:table-cell>
          <table:table-cell office:value-type="string">
            <text:p>0.03</text:p>
          </table:table-cell>
          <table:table-cell office:value-type="string">
            <text:p>1.00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>0.8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05</text:p>
          </table:table-cell>
          <table:table-cell office:value-type="string">
            <text:p>ethic_fanatic_material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b_fortress</text:p>
          </table:table-cell>
          <table:table-cell office:value-type="string">
            <text:p>{ has_starbase_size &gt;= starbase_starport OR = { has_starbase_module = gun_battery has_starbase_module = missile_battery has_starbase_module = hangar_bay } }</text:p>
          </table:table-cell>
          <table:table-cell office:value-type="string">
            <text:p>75</text:p>
          </table:table-cell>
          <table:table-cell office:value-type="string">
            <text:p>OCC0</text:p>
          </table:table-cell>
          <table:table-cell office:value-type="string">
            <text:p>75</text:p>
          </table:table-cell>
          <table:table-cell office:value-type="string">
            <text:p>gun_battery</text:p>
          </table:table-cell>
          <table:table-cell office:value-type="string">
            <text:p>&gt; 0</text:p>
          </table:table-cell>
          <table:table-cell office:value-type="string">
            <text:p>1</text:p>
          </table:table-cell>
          <table:table-cell office:value-type="string">
            <text:p>0.25</text:p>
          </table:table-cell>
          <table:table-cell office:value-type="string">
            <text:p>OCC0</text:p>
          </table:table-cell>
          <table:table-cell office:value-type="string">
            <text:p>0.10</text:p>
          </table:table-cell>
          <table:table-cell office:value-type="string">
            <text:p>ethic_militar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0</text:p>
          </table:table-cell>
          <table:table-cell office:value-type="string">
            <text:p>1.00</text:p>
          </table:table-cell>
          <table:table-cell office:value-type="string">
            <text:p>1.00</text:p>
          </table:table-cell>
          <table:table-cell office:value-type="string">
            <text:p>0.90</text:p>
          </table:table-cell>
          <table:table-cell office:value-type="string">
            <text:p>0.90</text:p>
          </table:table-cell>
          <table:table-cell office:value-type="string">
            <text:p>0.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0</text:p>
          </table:table-cell>
          <table:table-cell office:value-type="string">
            <text:p>1.0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75</text:p>
          </table:table-cell>
          <table:table-cell office:value-type="string">
            <text:p>gun_battery</text:p>
          </table:table-cell>
          <table:table-cell office:value-type="string">
            <text:p>&gt;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>ethic_fanatic_militar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75</text:p>
          </table:table-cell>
          <table:table-cell office:value-type="string">
            <text:p>gun_battery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75</text:p>
          </table:table-cell>
          <table:table-cell office:value-type="string">
            <text:p>gun_battery</text:p>
          </table:table-cell>
          <table:table-cell office:value-type="string">
            <text:p>&g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75</text:p>
          </table:table-cell>
          <table:table-cell office:value-type="string">
            <text:p>gun_battery</text:p>
          </table:table-cell>
          <table:table-cell office:value-type="string">
            <text:p>&gt;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75</text:p>
          </table:table-cell>
          <table:table-cell office:value-type="string">
            <text:p>gun_battery</text:p>
          </table:table-cell>
          <table:table-cell office:value-type="string">
            <text:p>&gt; 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75</text:p>
          </table:table-cell>
          <table:table-cell office:value-type="string">
            <text:p>missile_battery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75</text:p>
          </table:table-cell>
          <table:table-cell office:value-type="string">
            <text:p>missile_battery</text:p>
          </table:table-cell>
          <table:table-cell office:value-type="string">
            <text:p>&gt;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75</text:p>
          </table:table-cell>
          <table:table-cell office:value-type="string">
            <text:p>missile_battery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75</text:p>
          </table:table-cell>
          <table:table-cell office:value-type="string">
            <text:p>missile_battery</text:p>
          </table:table-cell>
          <table:table-cell office:value-type="string">
            <text:p>&g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75</text:p>
          </table:table-cell>
          <table:table-cell office:value-type="string">
            <text:p>missile_battery</text:p>
          </table:table-cell>
          <table:table-cell office:value-type="string">
            <text:p>&gt;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75</text:p>
          </table:table-cell>
          <table:table-cell office:value-type="string">
            <text:p>missile_battery</text:p>
          </table:table-cell>
          <table:table-cell office:value-type="string">
            <text:p>&gt; 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75</text:p>
          </table:table-cell>
          <table:table-cell office:value-type="string">
            <text:p>hangar_bay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75</text:p>
          </table:table-cell>
          <table:table-cell office:value-type="string">
            <text:p>hangar_bay</text:p>
          </table:table-cell>
          <table:table-cell office:value-type="string">
            <text:p>&gt;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75</text:p>
          </table:table-cell>
          <table:table-cell office:value-type="string">
            <text:p>hangar_bay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75</text:p>
          </table:table-cell>
          <table:table-cell office:value-type="string">
            <text:p>hangar_bay</text:p>
          </table:table-cell>
          <table:table-cell office:value-type="string">
            <text:p>&g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75</text:p>
          </table:table-cell>
          <table:table-cell office:value-type="string">
            <text:p>hangar_bay</text:p>
          </table:table-cell>
          <table:table-cell office:value-type="string">
            <text:p>&gt;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75</text:p>
          </table:table-cell>
          <table:table-cell office:value-type="string">
            <text:p>hangar_bay</text:p>
          </table:table-cell>
          <table:table-cell office:value-type="string">
            <text:p>&gt; 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b_trading_hub_gestalt</text:p>
          </table:table-cell>
          <table:table-cell office:value-type="string">
            <text:p>{ has_starbase_size &gt;= starbase_starport count_starbase_modules = { type = trading_hub count &gt; 0 } owner = { has_ethic = ethic_gestalt_consciousness } }</text:p>
          </table:table-cell>
          <table:table-cell office:value-type="string">
            <text:p>100</text:p>
          </table:table-cell>
          <table:table-cell office:value-type="string">
            <text:p>OCC0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00</text:p>
          </table:table-cell>
          <table:table-cell office:value-type="string">
            <text:p>trading_hub</text:p>
          </table:table-cell>
          <table:table-cell office:value-type="string">
            <text:p>&gt; 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